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officeooo:rsid="0009666f" officeooo:paragraph-rsid="0009666f" style:font-weight-asian="bold" style:font-weight-complex="bold"/>
    </style:style>
    <style:style style:name="P3" style:family="paragraph" style:parent-style-name="Standard">
      <style:paragraph-properties fo:text-align="start" style:justify-single-word="false"/>
      <style:text-properties fo:font-weight="bold" officeooo:rsid="0009666f" officeooo:paragraph-rsid="0009666f" style:font-weight-asian="bold" style:font-weight-complex="bold"/>
    </style:style>
    <style:style style:name="P4" style:family="paragraph" style:parent-style-name="Standard">
      <style:paragraph-properties fo:text-align="start" style:justify-single-word="false"/>
      <style:text-properties fo:font-weight="normal" officeooo:rsid="0009666f" officeooo:paragraph-rsid="0009666f" style:font-weight-asian="normal" style:font-weight-complex="normal"/>
    </style:style>
    <style:style style:name="T1" style:family="text">
      <style:text-properties officeooo:rsid="000ab7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Course: CS 631</text:p>
      <text:p text:style-name="P2">Section: 002</text:p>
      <text:p text:style-name="P2"/>
      <text:p text:style-name="P2">Database Management System Design</text:p>
      <text:p text:style-name="P2"/>
      <text:p text:style-name="P2"/>
      <text:p text:style-name="P2"/>
      <text:p text:style-name="P2"/>
      <text:p text:style-name="P2">Group 10</text:p>
      <text:p text:style-name="P2">John Losito</text:p>
      <text:p text:style-name="P2">Liu Yang</text:p>
      <text:p text:style-name="P2"/>
      <text:p text:style-name="P2"/>
      <text:p text:style-name="P2"/>
      <text:p text:style-name="P2"/>
      <text:p text:style-name="P2">Deliverable 2</text:p>
      <text:p text:style-name="P2"/>
      <text:p text:style-name="P2"/>
      <text:p text:style-name="P2"/>
      <text:p text:style-name="P2"/>
      <text:p text:style-name="P2"/>
      <text:p text:style-name="P2"/>
      <text:p text:style-name="P2"/>
      <text:p text:style-name="P2"/>
      <text:p text:style-name="P2"/>
      <text:p text:style-name="P2"/>
      <text:p text:style-name="P3">1. Outline the goals of this phase.</text:p>
      <text:p text:style-name="P3"/>
      <text:p text:style-name="P4"><text:tab/>The goal of this phase is translating the entity relationship model of the hotel reservation system from phase 1 of the project into a relational database. This phase of the project will give us insight about the benefits and shortcomings of the relational model compared to the entity relationship model. Translating the original model will give us more information about how attributes associated with each entity either depend on another entity’s attribute and how each entity relates to each other in some way. <text:span text:style-name="T1">This is something that we could not get with the entity relationship model.</text:span></text:p>
      <text:p text:style-name="P4"><text:tab/><text:span text:style-name="T1">W</text:span>e are to use the mapping algorithm step by step in order to familiarize ourselves with the process <text:span text:style-name="T1">and understand how to translate the entity relationship model into a relational model</text:span>. First, we must identify strong entity types within <text:span text:style-name="T1">the hotel reservation system and takes all of its atomic or simple valued attributes and create a new table with its primary key. Second, we must take all of the weak entity types with the hotel reservation system and take its partial key and combine it with the primary key of its depending entity and create its own table. A similar process must be taken for the other steps of the algorithm such as the mapping of one to one relationships, one to n relationships, and n to m relationships. This part will strengthen our ability to analyze the entity relationship model and try to map any parts that are gray and confusing, the same obstacle we faced in the first part of the project.</text:span></text:p>
      <text:p text:style-name="P4"><text:tab/><text:span text:style-name="T1">Finally, this phase is to show us any mistakes that we made within the first part of the project which was to create the entity relationship model based on the specification description page. Allowing us to have the correct solution that is provided by the instructor gives us the opportunity to learn from our mistakes and move on to the next phase of the project.</text:span></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08:13:28.625261461</meta:creation-date>
    <dc:date>2017-02-20T08:36:48.991746506</dc:date>
    <meta:editing-duration>PT13M10S</meta:editing-duration>
    <meta:editing-cycles>1</meta:editing-cycles>
    <meta:document-statistic meta:table-count="0" meta:image-count="0" meta:object-count="0" meta:page-count="2" meta:paragraph-count="11" meta:word-count="349" meta:character-count="2016" meta:non-whitespace-character-count="1675"/>
    <meta:generator>LibreOffice/5.1.4.2$Linux_X86_64 LibreOffice_project/10m0$Build-2</meta:generator>
  </office:meta>
</office:document-meta>
</file>